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cd70" officeooo:paragraph-rsid="0018cd70"/>
    </style:style>
    <style:style style:name="P2" style:family="paragraph" style:parent-style-name="Standard">
      <style:text-properties officeooo:rsid="0018cd70" officeooo:paragraph-rsid="001ac2f3"/>
    </style:style>
    <style:style style:name="P3" style:family="paragraph" style:parent-style-name="Standard">
      <style:text-properties officeooo:rsid="0018cd70" officeooo:paragraph-rsid="001e0927"/>
    </style:style>
    <style:style style:name="P4" style:family="paragraph" style:parent-style-name="Standard">
      <style:text-properties officeooo:rsid="001abe4b" officeooo:paragraph-rsid="001abe4b"/>
    </style:style>
    <style:style style:name="P5" style:family="paragraph" style:parent-style-name="Standard">
      <style:text-properties officeooo:rsid="001ac2f3" officeooo:paragraph-rsid="001ac2f3"/>
    </style:style>
    <style:style style:name="P6" style:family="paragraph" style:parent-style-name="Standard">
      <style:text-properties officeooo:rsid="001c0782" officeooo:paragraph-rsid="001c0782"/>
    </style:style>
    <style:style style:name="P7" style:family="paragraph" style:parent-style-name="Standard">
      <style:text-properties officeooo:rsid="001e6a3f" officeooo:paragraph-rsid="001e6a3f"/>
    </style:style>
    <style:style style:name="P8" style:family="paragraph" style:parent-style-name="Standard">
      <style:text-properties officeooo:rsid="0021a03f" officeooo:paragraph-rsid="0021a03f"/>
    </style:style>
    <style:style style:name="P9" style:family="paragraph" style:parent-style-name="Standard">
      <style:text-properties officeooo:rsid="0022fc07" officeooo:paragraph-rsid="0022fc07"/>
    </style:style>
    <style:style style:name="T1" style:family="text">
      <style:text-properties officeooo:rsid="0018cd70"/>
    </style:style>
    <style:style style:name="T2" style:family="text">
      <style:text-properties officeooo:rsid="001abe4b"/>
    </style:style>
    <style:style style:name="T3" style:family="text">
      <style:text-properties officeooo:rsid="001ac2f3"/>
    </style:style>
    <style:style style:name="T4" style:family="text">
      <style:text-properties officeooo:rsid="001c0782"/>
    </style:style>
    <style:style style:name="T5" style:family="text">
      <style:text-properties officeooo:rsid="001c55b0"/>
    </style:style>
    <style:style style:name="T6" style:family="text">
      <style:text-properties officeooo:rsid="001e0927"/>
    </style:style>
    <style:style style:name="T7" style:family="text">
      <style:text-properties officeooo:rsid="001e5b52"/>
    </style:style>
    <style:style style:name="T8" style:family="text">
      <style:text-properties officeooo:rsid="0021a03f"/>
    </style:style>
    <style:style style:name="T9" style:family="text">
      <style:text-properties officeooo:rsid="0022a2fa"/>
    </style:style>
    <style:style style:name="T10" style:family="text">
      <style:text-properties officeooo:rsid="0022f106"/>
    </style:style>
    <style:style style:name="T11" style:family="text">
      <style:text-properties officeooo:rsid="0022fc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ercizio GO!</text:p>
      <text:p text:style-name="P1">Raffinamento dei requisiti:</text:p>
      <text:p text:style-name="P1"/>
      <text:p text:style-name="P1">1) Giocatore</text:p>
      <text:p text:style-name="P1"><text:s text:c="4"/>1.1) nick-name : Stringa {id (1..1)}</text:p>
      <text:p text:style-name="P1"><text:s text:c="4"/>1.2) nome : Stringa</text:p>
      <text:p text:style-name="P1"><text:s text:c="4"/>1.3) cognome : Stringa</text:p>
      <text:p text:style-name="P2"><text:s text:c="4"/>1.4) indirizzo : <text:span text:style-name="T3">Tipo record con campi</text:span> <text:span text:style-name="T3">(v. req. 4)</text:span></text:p>
      <text:p text:style-name="P1"><text:s text:c="4"/>1.5) rank : Intero &gt; <text:span text:style-name="T11">0</text:span></text:p>
      <text:p text:style-name="P8"><text:s text:c="4"/>1.<text:span text:style-name="T11">6</text:span>) partite alle quali partecipa (v. req. 2)</text:p>
      <text:p text:style-name="P9"><text:tab/>1.6.1) partite alle quali partecipa con il bianco (v. req. 2.4.1)</text:p>
      <text:p text:style-name="P9"><text:tab/>1.6.2) partite alle quali partecipa con il nero (v. req. 2.4.2)</text:p>
      <text:p text:style-name="P1"/>
      <text:p text:style-name="P1">2) Partita <text:span text:style-name="T2">(v. req. 3)</text:span></text:p>
      <text:p text:style-name="P1"><text:s text:c="4"/>2.1) data: Data </text:p>
      <text:p text:style-name="P1"><text:s text:c="4"/>2.2) luogo <text:span text:style-name="T3">(v. req. 5)</text:span></text:p>
      <text:p text:style-name="P3"><text:s text:c="4"/>2.3) regole di conteggio : <text:span text:style-name="T9">{cinesi, giapponesi}</text:span></text:p>
      <text:p text:style-name="P9"><text:s text:c="4"/>2.4) giocatori che si sfidano (v. req. 1)</text:p>
      <text:p text:style-name="P9"><text:span text:style-name="T1"><text:tab/>2.4.</text:span>1<text:span text:style-name="T1">) </text:span><text:span text:style-name="T4">giocatoreBianco</text:span></text:p>
      <text:p text:style-name="P6"><text:tab/>2.<text:span text:style-name="T11">4.2</text:span>) giocatoreNero </text:p>
      <text:p text:style-name="P4"><text:s text:c="4"/>2.<text:span text:style-name="T4">6</text:span>) komi (fattore deficit) : <text:span text:style-name="T10">Reale tra 0 e 10 inclusi</text:span></text:p>
      <text:p text:style-name="P4"><text:s text:c="4"/>2.<text:span text:style-name="T4">7</text:span>) esito : <text:span text:style-name="T3">Esito (v. req. 6)</text:span></text:p>
      <text:p text:style-name="P1"/>
      <text:p text:style-name="P1">3) Torneo <text:span text:style-name="T2">(v. req. 2)</text:span></text:p>
      <text:p text:style-name="P4"><text:s text:c="4"/>3.1) nome : Stringa</text:p>
      <text:p text:style-name="P4"><text:s text:c="4"/>3.2) descrizione testuale : Stringa</text:p>
      <text:p text:style-name="P4"><text:s text:c="4"/>3.3) <text:span text:style-name="T5">annoE</text:span>dizione : Intero &gt; 0</text:p>
      <text:p text:style-name="P4"/>
      <text:p text:style-name="P5">4) <text:span text:style-name="T1">indirizzo</text:span><text:span text:style-name="T6">Generico</text:span></text:p>
      <text:p text:style-name="P5"><text:bookmark-start text:name="__DdeLink__290_2916871488"/><text:s text:c="4"/>4.1) via : Stringa</text:p>
      <text:p text:style-name="P5"><text:s text:c="4"/>4.3) CAP : Stringa</text:p>
      <text:p text:style-name="P5"><text:s text:c="4"/>4.4) provincia : Stringa</text:p>
      <text:p text:style-name="P7"><text:s text:c="4"/>4.5) civico : Stringa<text:bookmark-end text:name="__DdeLink__290_2916871488"/></text:p>
      <text:p text:style-name="P5"/>
      <text:p text:style-name="P5">5) luogo</text:p>
      <text:p text:style-name="P5"><text:s text:c="4"/>5.1) nazione : Stringa</text:p>
      <text:p text:style-name="P5"><text:s text:c="8"/>5.<text:span text:style-name="T10">1.1</text:span>) regione : Stringa</text:p>
      <text:p text:style-name="P5"><text:s text:c="12"/>5.<text:span text:style-name="T10">1.1.1</text:span>) citta : Stringa</text:p>
      <text:p text:style-name="P5"><text:s text:c="4"/><text:tab/> <text:s text:c="3"/>5.<text:span text:style-name="T10">1.1.1.1</text:span>) indirizzo (v. req. 4)</text:p>
      <text:p text:style-name="P5"/>
      <text:p text:style-name="P5">6) esito </text:p>
      <text:p text:style-name="P5"><text:s text:c="4"/>6.1) rinuncia</text:p>
      <text:p text:style-name="P5"><text:tab/>6.1.1) rinunciatario : <text:span text:style-name="T8">{bianco, nero}</text:span></text:p>
      <text:p text:style-name="P5"><text:s text:c="4"/>6.2) punteggio</text:p>
      <text:p text:style-name="P5"><text:tab/>6.2.1) punteggioBianco : Intero &gt;<text:span text:style-name="T7">=</text:span> 0</text:p>
      <text:p text:style-name="P5"><text:tab/>6.2.2) punteggioNero : Intero &gt;<text:span text:style-name="T7">=</text:span> 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4:54:15.153562392</meta:creation-date>
    <dc:date>2025-04-14T16:47:24.367920154</dc:date>
    <meta:editing-duration>PT54M43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1" meta:paragraph-count="40" meta:word-count="197" meta:character-count="1232" meta:non-whitespace-character-count="948"/>
  </office:meta>
</office:document-meta>
</file>